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ViewRenderer.isRerenderOn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ex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is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remote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ViewRenderer.ex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linked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in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remote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viewIsDirty( ServiceEndpoint end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dpointViewRenderer.linked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ViewRenderer.setRerenderOnChange( boolean rerender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